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ince Rogers Nelson aka Prince was a complete artist, all at once author, composer, performer, multi-instrumentalist and producer. A real showman on stage, songs like " 1999" or " Purple Rain," made him an international star. With his tormented life, sulfurous relationships, sex and drugs, he was above all a genius artist with a very distinctive original style who sold more than 80 million records around the world. Here is his extraordinary destiny in a mix of colorfully illustrated articles and comics!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4:36.046000000</dc:date>
    <meta:editing-duration>PT9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82" meta:character-count="510" meta:non-whitespace-character-count="428"/>
  </office:meta>
</office:document-meta>
</file>